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Monaco, 'Lucida Console', monospace"/>
    <style:font-face style:name="Open Sans" svg:font-family="'Open Sans', Arial, Verdana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color="#000000" style:font-name="Liberation Serif" officeooo:rsid="001b1d6b" officeooo:paragraph-rsid="001b1d6b"/>
    </style:style>
    <style:style style:name="P2" style:family="paragraph" style:parent-style-name="Text_20_body">
      <style:paragraph-properties fo:margin-left="0in" fo:margin-right="0in" fo:margin-top="0in" fo:margin-bottom="0in" style:contextual-spacing="false" fo:line-height="180%" fo:widows="1" fo:text-indent="0in" style:auto-text-indent="false" fo:padding="0in" fo:border="none"/>
      <style:text-properties fo:font-variant="normal" fo:text-transform="none" fo:color="#000000" style:font-name="Open Sans" fo:font-size="12pt" fo:letter-spacing="normal" fo:font-style="normal" fo:font-weight="normal"/>
    </style:style>
    <style:style style:name="P3" style:family="paragraph" style:parent-style-name="Text_20_body">
      <style:paragraph-properties fo:margin-left="0in" fo:margin-right="0in" fo:margin-top="0in" fo:margin-bottom="0in" style:contextual-spacing="false" fo:line-height="180%" fo:widows="1" fo:text-indent="0in" style:auto-text-indent="false" fo:padding="0in" fo:border="none"/>
      <style:text-properties fo:font-variant="normal" fo:text-transform="none" fo:color="#ff0000" style:font-name="Open Sans" fo:font-size="12pt" fo:letter-spacing="normal" fo:font-style="normal" fo:font-weight="normal"/>
    </style:style>
    <style:style style:name="P4" style:family="paragraph" style:parent-style-name="Text_20_body">
      <style:paragraph-properties fo:margin-left="0in" fo:margin-right="0in" fo:margin-top="0in" fo:margin-bottom="0in" style:contextual-spacing="false" fo:line-height="180%" fo:widows="1" fo:text-indent="0in" style:auto-text-indent="false" fo:padding="0in" fo:border="none"/>
    </style:style>
    <style:style style:name="P5" style:family="paragraph" style:parent-style-name="Text_20_body">
      <style:paragraph-properties fo:margin-left="0in" fo:margin-right="0in" fo:margin-top="0in" fo:margin-bottom="0in" style:contextual-spacing="false" fo:line-height="200%" fo:widows="1" fo:text-indent="0in" style:auto-text-indent="false" fo:padding="0in" fo:border="none"/>
    </style:style>
    <style:style style:name="P6" style:family="paragraph" style:parent-style-name="Text_20_body">
      <style:paragraph-properties fo:margin-left="0in" fo:margin-right="0in" fo:margin-top="0in" fo:margin-bottom="0in" style:contextual-spacing="false" fo:line-height="200%" fo:widows="1" fo:text-indent="0in" style:auto-text-indent="false" fo:padding="0in" fo:border="none">
        <style:tab-stops>
          <style:tab-stop style:position="5.3228in"/>
        </style:tab-stops>
      </style:paragraph-properties>
    </style:style>
    <style:style style:name="P7" style:family="paragraph" style:parent-style-name="Text_20_body">
      <style:paragraph-properties fo:margin-left="0in" fo:margin-right="0in" fo:margin-top="0in" fo:margin-bottom="0in" style:contextual-spacing="false" fo:line-height="180%" fo:widows="1" fo:text-indent="0in" style:auto-text-indent="false" fo:padding="0in" fo:border="none"/>
      <style:text-properties fo:color="#000000"/>
    </style:style>
    <style:style style:name="P8" style:family="paragraph" style:parent-style-name="Quotations">
      <style:paragraph-properties fo:margin-left="0.3937in" fo:margin-right="0.3937in" fo:margin-top="0in" fo:margin-bottom="0in" style:contextual-spacing="false" fo:line-height="180%" fo:widows="1" fo:text-indent="0in" style:auto-text-indent="false" fo:padding="0in" fo:border="none"/>
      <style:text-properties fo:font-variant="normal" fo:text-transform="none" fo:color="#000000" style:font-name="Open Sans" fo:font-size="12pt" fo:letter-spacing="normal" fo:font-style="italic" fo:font-weight="normal"/>
    </style:style>
    <style:style style:name="P9" style:family="paragraph" style:parent-style-name="Quotations" style:list-style-name="L1">
      <style:paragraph-properties fo:margin-left="0.3937in" fo:margin-right="0.3937in" fo:margin-top="0in" fo:margin-bottom="0in" style:contextual-spacing="false" fo:line-height="171%" fo:widows="1" fo:text-indent="0in" style:auto-text-indent="false" fo:padding="0in" fo:border="none"/>
      <style:text-properties fo:font-variant="normal" fo:text-transform="none" fo:color="#000000" style:font-name="Open Sans" fo:font-size="12pt" fo:letter-spacing="normal" fo:font-style="italic" fo:font-weight="normal"/>
    </style:style>
    <style:style style:name="P10" style:family="paragraph" style:parent-style-name="Heading_20_1">
      <style:paragraph-properties fo:text-align="justify" style:justify-single-word="false"/>
      <style:text-properties fo:font-variant="normal" fo:text-transform="none" fo:color="#000000" style:font-name="Open Sans" fo:letter-spacing="normal" fo:font-style="normal" fo:font-weight="normal" officeooo:rsid="001b1d6b" officeooo:paragraph-rsid="001b1d6b"/>
    </style:style>
    <style:style style:name="P11" style:family="paragraph" style:parent-style-name="Heading_20_2">
      <style:paragraph-properties fo:text-align="justify" style:justify-single-word="false"/>
      <style:text-properties fo:font-variant="normal" fo:text-transform="none" fo:color="#000000" style:font-name="Open Sans" fo:letter-spacing="normal" fo:font-style="normal" officeooo:rsid="001b1d6b" officeooo:paragraph-rsid="001b1d6b"/>
    </style:style>
    <style:style style:name="P12" style:family="paragraph" style:parent-style-name="Heading_20_2">
      <style:paragraph-properties fo:margin-left="0in" fo:margin-right="0in" fo:margin-top="0in" fo:margin-bottom="0in" style:contextual-spacing="false" fo:line-height="160%" fo:text-align="start" style:justify-single-word="false" fo:widows="1" fo:text-indent="0in" style:auto-text-indent="false" fo:padding="0in" fo:border="none"/>
      <style:text-properties fo:font-variant="normal" fo:text-transform="none" fo:color="#000000" style:font-name="Open Sans" fo:letter-spacing="normal" fo:font-style="normal"/>
    </style:style>
    <style:style style:name="T1" style:family="text">
      <style:text-properties style:font-name="Consolas" fo:font-size="12pt" fo:background-color="#f2f2f2" loext:char-shading-value="0" fo:padding="0.0193in" fo:border="0.06pt solid #cccccc"/>
    </style:style>
    <style:style style:name="T2" style:family="text">
      <style:text-properties fo:color="#000000" style:font-name="Consolas" fo:font-size="12pt" fo:background-color="#f2f2f2" loext:char-shading-value="0" fo:padding="0.0193in" fo:border="0.06pt solid #cccccc"/>
    </style:style>
    <style:style style:name="T3" style:family="text">
      <style:text-properties fo:font-variant="normal" fo:text-transform="none" fo:color="#000000" style:font-name="Consolas" fo:font-size="12pt" fo:letter-spacing="normal" fo:font-style="normal" fo:font-weight="normal" fo:background-color="#f2f2f2" loext:char-shading-value="0" fo:padding="0in" fo:border="none"/>
    </style:style>
    <style:style style:name="T4" style:family="text">
      <style:text-properties fo:font-variant="normal" fo:text-transform="none" fo:color="#000000" style:font-name="Consolas" fo:font-size="12pt" fo:letter-spacing="normal" fo:font-style="normal" fo:font-weight="normal" fo:background-color="#f2f2f2" loext:char-shading-value="0" fo:padding="0.0193in" fo:border="0.06pt solid #cccccc"/>
    </style:style>
    <style:style style:name="T5" style:family="text">
      <style:text-properties fo:font-variant="normal" fo:text-transform="none" fo:color="#000000" style:font-name="Consolas" fo:font-size="12pt" fo:letter-spacing="normal" fo:font-style="normal" fo:font-weight="normal" fo:padding="0.0193in" fo:border="0.06pt solid #cccccc"/>
    </style:style>
    <style:style style:name="T6" style:family="text">
      <style:text-properties fo:font-variant="normal" fo:text-transform="none" fo:color="#000000" style:font-name="Consolas" fo:font-size="12pt" fo:letter-spacing="normal" fo:font-style="normal" fo:font-weight="normal" fo:padding="0in" fo:border="none"/>
    </style:style>
    <style:style style:name="T7" style:family="text">
      <style:text-properties fo:font-variant="normal" fo:text-transform="none" fo:color="#000000" style:text-line-through-style="none" style:text-line-through-type="none" style:font-name="Consolas" fo:font-size="12pt" fo:letter-spacing="normal" fo:font-style="normal" style:text-underline-style="none" fo:font-weight="normal" style:text-blinking="false" fo:padding="0in" fo:border="none"/>
    </style:style>
    <style:style style:name="T8" style:family="text">
      <style:text-properties fo:font-variant="normal" fo:text-transform="none" fo:color="#000000" style:text-line-through-style="none" style:text-line-through-type="none" style:font-name="Open Sans" fo:font-size="12pt" fo:letter-spacing="normal" fo:font-style="normal" style:text-underline-style="none" fo:font-weight="normal" style:text-blinking="false" fo:padding="0in" fo:border="none"/>
    </style:style>
    <style:style style:name="T9" style:family="text">
      <style:text-properties fo:font-variant="normal" fo:text-transform="none" fo:color="#000000" style:font-name="Open Sans" fo:font-size="12pt" fo:letter-spacing="normal" fo:font-style="normal" fo:font-weight="normal"/>
    </style:style>
    <style:style style:name="T10" style:family="text">
      <style:text-properties fo:font-variant="normal" fo:text-transform="none" fo:color="#000000" fo:letter-spacing="normal" fo:padding="0.0193in" fo:border="0.06pt solid #cccccc"/>
    </style:style>
    <style:style style:name="T11" style:family="text">
      <style:text-properties fo:font-variant="normal" fo:text-transform="none" fo:color="#0000bb" style:font-name="Consolas" fo:font-size="12pt" fo:letter-spacing="normal" fo:font-style="normal" fo:font-weight="normal" fo:background-color="#f2f2f2" loext:char-shading-value="0" fo:padding="0in" fo:border="none"/>
    </style:style>
    <style:style style:name="T12" style:family="text">
      <style:text-properties fo:font-variant="normal" fo:text-transform="none" fo:color="#0000bb" style:font-name="Consolas" fo:font-size="12pt" fo:letter-spacing="normal" fo:font-style="normal" fo:font-weight="normal" fo:padding="0in" fo:border="none"/>
    </style:style>
    <style:style style:name="T13" style:family="text">
      <style:text-properties fo:font-variant="normal" fo:text-transform="none" fo:color="#444444" style:font-name="Consolas" fo:font-size="12pt" fo:letter-spacing="normal" fo:font-style="normal" fo:font-weight="normal" fo:padding="0.0193in" fo:border="0.06pt solid #cccccc"/>
    </style:style>
    <style:style style:name="T14" style:family="text">
      <style:text-properties fo:font-variant="normal" fo:text-transform="none" fo:color="#444444" style:font-name="Consolas" fo:font-size="12pt" fo:letter-spacing="normal" fo:font-style="normal" fo:font-weight="normal" fo:background-color="#f2f2f2" loext:char-shading-value="0" fo:padding="0.0193in" fo:border="0.06pt solid #cccccc"/>
    </style:style>
    <style:style style:name="T15" style:family="text">
      <style:text-properties fo:font-variant="normal" fo:text-transform="none" fo:color="#444444" style:font-name="Open Sans" fo:font-size="12pt" fo:letter-spacing="normal" fo:font-style="normal" fo:font-weight="normal"/>
    </style:style>
    <style:style style:name="T16" style:family="text">
      <style:text-properties fo:font-variant="normal" fo:text-transform="none" fo:color="#444444" fo:letter-spacing="normal" fo:padding="0.0193in" fo:border="0.06pt solid #cccccc"/>
    </style:style>
    <style:style style:name="T17" style:family="text">
      <style:text-properties fo:font-variant="normal" fo:text-transform="none" fo:color="#007700" style:font-name="Consolas" fo:font-size="12pt" fo:letter-spacing="normal" fo:font-style="normal" fo:font-weight="normal" fo:padding="0in" fo:border="none"/>
    </style:style>
    <style:style style:name="T18" style:family="text">
      <style:text-properties fo:font-variant="normal" fo:text-transform="none" fo:color="#ff8000" style:font-name="Consolas" fo:font-size="12pt" fo:letter-spacing="normal" fo:font-style="normal" fo:font-weight="normal" fo:padding="0in" fo:border="none"/>
    </style:style>
    <style:style style:name="T19" style:family="text">
      <style:text-properties fo:font-variant="normal" fo:text-transform="none" fo:color="#dd0000" style:font-name="Consolas" fo:font-size="12pt" fo:letter-spacing="normal" fo:font-style="normal" fo:font-weight="normal" fo:padding="0in" fo:border="none"/>
    </style:style>
    <style:style style:name="T20" style:family="text">
      <style:text-properties fo:font-variant="normal" fo:text-transform="none" fo:color="#0098d3" style:text-line-through-style="none" style:text-line-through-type="none" style:font-name="Consolas" fo:font-size="12pt" fo:letter-spacing="normal" fo:font-style="normal" style:text-underline-style="none" fo:font-weight="normal" style:text-blinking="false" fo:padding="0in" fo:border="none"/>
    </style:style>
    <style:style style:name="T21" style:family="text">
      <style:text-properties fo:font-variant="normal" fo:text-transform="none" fo:color="#0098d3" style:text-line-through-style="none" style:text-line-through-type="none" style:font-name="Open Sans" fo:font-size="12pt" fo:letter-spacing="normal" fo:font-style="normal" style:text-underline-style="none" fo:font-weight="normal" style:text-blinking="false" fo:padding="0in" fo:border="none"/>
    </style:style>
    <style:style style:name="T22" style:family="text">
      <style:text-properties fo:font-variant="normal" fo:text-transform="none" style:font-name="Consolas" fo:font-size="12pt" fo:letter-spacing="normal" fo:font-style="normal" fo:font-weight="normal" fo:background-color="#f2f2f2" loext:char-shading-value="0" fo:padding="0in" fo:border="none"/>
    </style:style>
    <style:style style:name="T23" style:family="text">
      <style:text-properties fo:font-variant="normal" fo:text-transform="none" style:font-name="Consolas" fo:font-size="12pt" fo:letter-spacing="normal" fo:font-style="normal" fo:font-weight="normal" fo:background-color="#f2f2f2" loext:char-shading-value="0" fo:padding="0.0193in" fo:border="0.06pt solid #cccccc"/>
    </style:style>
    <style:style style:name="T24" style:family="text">
      <style:text-properties fo:font-variant="normal" fo:text-transform="none" style:font-name="Consolas" fo:font-size="12pt" fo:letter-spacing="normal" fo:font-style="normal" fo:font-weight="normal" fo:padding="0.0193in" fo:border="0.06pt solid #cccccc"/>
    </style:style>
    <style:style style:name="T25" style:family="text">
      <style:text-properties fo:font-variant="normal" fo:text-transform="none" style:font-name="Consolas" fo:font-size="12pt" fo:letter-spacing="normal" fo:font-style="normal" fo:font-weight="normal" fo:padding="0in" fo:border="none"/>
    </style:style>
    <style:style style:name="T26" style:family="text">
      <style:text-properties fo:font-variant="normal" fo:text-transform="none" style:text-line-through-style="none" style:text-line-through-type="none" style:font-name="Consolas" fo:font-size="12pt" fo:letter-spacing="normal" fo:font-style="normal" style:text-underline-style="none" fo:font-weight="normal" style:text-blinking="false" fo:padding="0in" fo:border="none"/>
    </style:style>
    <style:style style:name="T27" style:family="text">
      <style:text-properties fo:font-variant="normal" fo:text-transform="none" style:text-line-through-style="none" style:text-line-through-type="none" style:font-name="Open Sans" fo:font-size="12pt" fo:letter-spacing="normal" fo:font-style="normal" style:text-underline-style="none" fo:font-weight="normal" style:text-blinking="false" fo:padding="0in" fo:border="none"/>
    </style:style>
    <style:style style:name="T28" style:family="text">
      <style:text-properties fo:font-variant="normal" fo:text-transform="none" style:font-name="Open Sans" fo:font-size="12pt" fo:letter-spacing="normal" fo:font-style="normal" fo:font-weight="normal"/>
    </style:style>
    <style:style style:name="T29" style:family="text">
      <style:text-properties fo:font-variant="normal" fo:text-transform="none" fo:letter-spacing="normal" fo:padding="0.0193in" fo:border="0.06pt solid #cccccc"/>
    </style:style>
    <style:style style:name="T30" style:family="text">
      <style:text-properties fo:font-variant="normal" fo:text-transform="none" fo:color="#ff0000" style:font-name="Consolas" fo:font-size="12pt" fo:letter-spacing="normal" fo:font-style="normal" fo:font-weight="normal" fo:padding="0in" fo:border="none"/>
    </style:style>
    <style:style style:name="T31" style:family="text">
      <style:text-properties fo:font-variant="normal" fo:text-transform="none" fo:color="#ff0000" style:font-name="Consolas" fo:font-size="12pt" fo:letter-spacing="normal" fo:font-style="normal" fo:font-weight="normal" fo:background-color="#f2f2f2" loext:char-shading-value="0" fo:padding="0.0193in" fo:border="0.06pt solid #cccccc"/>
    </style:style>
    <style:style style:name="T32" style:family="text">
      <style:text-properties fo:font-variant="normal" fo:text-transform="none" fo:color="#ff0000" style:text-line-through-style="none" style:text-line-through-type="none" style:font-name="Consolas" fo:font-size="12pt" fo:letter-spacing="normal" fo:font-style="normal" style:text-underline-style="none" fo:font-weight="normal" style:text-blinking="false" fo:padding="0in" fo:border="none"/>
    </style:style>
    <style:style style:name="T33" style:family="text">
      <style:text-properties fo:font-variant="normal" fo:text-transform="none" fo:color="#ff0000" style:font-name="Open Sans" fo:font-size="12pt" fo:letter-spacing="normal" fo:font-style="normal" fo:font-weight="normal"/>
    </style:style>
    <style:style style:name="T34" style:family="text">
      <style:text-properties fo:color="#ff0000"/>
    </style:style>
    <style:style style:name="T35" style:family="text">
      <style:text-properties fo:color="#ff0000" officeooo:rsid="0025a2c4"/>
    </style:style>
    <text:list-style style:name="L1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1">PHP 101 (part 4): The Food Factor</text:h>
      <text:h text:style-name="P11" text:outline-level="2">A Big Mistake</text:h>
      <text:p text:style-name="P2">Having spent lots of time travelling around<text:line-break/>the outer landscape of PHP – learning all about control<text:line-break/>structures, operators and variables – you’re<text:line-break/>probably bored. You might even be thinking of dropping out right<text:line-break/>now, and instead spending your time more<text:line-break/>constructively (or so you think) in front of the idiot box.</text:p>
      <text:p text:style-name="P2">That would be a big mistake. And when I say<text:line-break/>big, I mean humongous.</text:p>
      <text:p text:style-name="P2">You see, if you forego this segment of the tutorial for the dubious<text:line-break/>charms of Ally McBeal, you’re going to miss out on one of PHP’s coolest<text:line-break/>variable types. It’s a little thing called an <text:span text:style-name="T34">array</text:span>, and I’m not<text:line-break/>exaggerating when I tell you that once you’re on speaking terms with<text:line-break/>it, you’re never going to look at a PHP script the same way again. But<text:line-break/>hey, don’t take my word for it… toss that remote aside and come see<text:line-break/>for yourself!</text:p>
      <text:p text:style-name="P7"><text:bookmark text:name="Heading2"/></text:p>
      <text:h text:style-name="P12" text:outline-level="2">Fruity Pizza</text:h>
      <text:p text:style-name="P2">Thus far, the variables we’ve discussed contained only a<text:line-break/>single value, such as:</text:p>
      <text:p text:style-name="P5"><text:span text:style-name="Source_20_Text"><text:span text:style-name="T3"><text:line-break/><text:line-break/>&lt;?php</text:span></text:span></text:p>
      <text:p text:style-name="P4"><text:span text:style-name="Source_20_Text"><text:span text:style-name="T5">$i </text:span></text:span><text:span text:style-name="Source_20_Text"><text:span text:style-name="T6">= 5;</text:span></text:span></text:p>
      <text:p text:style-name="P5"><text:soft-page-break/><text:span text:style-name="Source_20_Text"><text:span text:style-name="T3">?&gt;</text:span></text:span></text:p>
      <text:p text:style-name="P2">However, array variables are a different kettle of fish altogether.<text:line-break/>An array is a complex variable that allows you to store multiple values<text:line-break/>in a single variable (which<text:line-break/>is handy when you need to store and represent<text:line-break/>related information). Think of the array<text:line-break/>variable as a “container”<text:line-break/>variable, which can contain one or more values. For example:</text:p>
      <text:p text:style-name="P5"><text:span text:style-name="Source_20_Text"><text:span text:style-name="T3"><text:line-break/><text:line-break/>&lt;?php</text:span></text:span></text:p>
      <text:p text:style-name="P4"><text:span text:style-name="Source_20_Text"><text:span text:style-name="T6">// define an array<text:line-break/></text:span></text:span><text:span text:style-name="Source_20_Text"><text:span text:style-name="T30">$pizzaToppings = array('onion', 'tomato', 'cheese', 'anchovies', 'ham','pepperoni');</text:span></text:span></text:p>
      <text:p text:style-name="P4"><text:a xlink:type="simple" xlink:href="https://devzone.zend.com/manual/function.print-r.php" office:target-frame-name="_blank" xlink:show="new"><text:span text:style-name="Source_20_Text"><text:span text:style-name="T32">print_r</text:span></text:span></text:a><text:span text:style-name="Source_20_Text"><text:span text:style-name="T30">($pizzaToppings);</text:span></text:span></text:p>
      <text:p text:style-name="P5"><text:span text:style-name="Source_20_Text"><text:span text:style-name="T3">?&gt;<text:line-break/><text:line-break/></text:span></text:span></text:p>
      <text:p text:style-name="P5"><text:span text:style-name="T9">Here, </text:span><text:span text:style-name="Source_20_Text"><text:span text:style-name="T4">$pizzaToppings</text:span></text:span><text:span text:style-name="T9"> is an array variable, which contains the values<text:line-break/></text:span><text:span text:style-name="Source_20_Text"><text:span text:style-name="T4">'onion'</text:span></text:span><text:span text:style-name="T9">, </text:span><text:span text:style-name="Source_20_Text"><text:span text:style-name="T4">'tomato'</text:span></text:span><text:span text:style-name="T9">, </text:span><text:span text:style-name="Source_20_Text"><text:span text:style-name="T4">'cheese'</text:span></text:span><text:span text:style-name="T9">, </text:span><text:span text:style-name="Source_20_Text"><text:span text:style-name="T4">'anchovies'</text:span></text:span><text:span text:style-name="T9">, </text:span><text:span text:style-name="Source_20_Text"><text:span text:style-name="T4">'ham'</text:span></text:span><text:span text:style-name="T9"> and </text:span><text:span text:style-name="Source_20_Text"><text:span text:style-name="T4">'pepperoni'</text:span></text:span><text:span text:style-name="T9">.<text:line-break/>(Array variables<text:line-break/>are particularly useful for grouping related values together.)</text:span></text:p>
      <text:p text:style-name="P5"><text:span text:style-name="Source_20_Text"><text:span text:style-name="T31">print_r()</text:span></text:span><text:span text:style-name="T33"> is a special function that allows you to take a sneak peek<text:line-break/>inside an array. It’s more useful for debugging </text:span><text:span text:style-name="T9">(finding out why your<text:line-break/>script doesn’t work) than it is for display purposes, but I’ll use it<text:line-break/>here so you can see what’s going on under the surface. You do have<text:line-break/></text:span><text:soft-page-break/><text:span text:style-name="T9">your server running and your browser open, right?</text:span></text:p>
      <text:p text:style-name="P5"><text:span text:style-name="T9">The various elements of the array are accessed via an</text:span><text:span text:style-name="T33"> index number,<text:line-break/>with the first element starting at zero. </text:span><text:span text:style-name="T9">So, to access the element<text:line-break/></text:span><text:span text:style-name="Source_20_Text"><text:span text:style-name="T4">'onion'</text:span></text:span><text:span text:style-name="T9">, you would use the notation</text:span><text:span text:style-name="T33"> </text:span><text:span text:style-name="Source_20_Text"><text:span text:style-name="T31">$pizzaToppings[0]</text:span></text:span><text:span text:style-name="T9">, while<text:line-break/></text:span><text:span text:style-name="Source_20_Text"><text:span text:style-name="T4">'anchovies'</text:span></text:span><text:span text:style-name="T9"> would be </text:span><text:span text:style-name="Source_20_Text"><text:span text:style-name="T4">$pizzaToppings[3]</text:span></text:span><text:span text:style-name="T9"> –<text:line-break/>essentially, the array variable name followed by the index number<text:line-break/>enclosed within square braces.</text:span></text:p>
      <text:p text:style-name="P2"><text:span text:style-name="T34">PHP also allows you to replace indices with user-defined “keys” </text:span><text:span text:style-name="T35">(即相當於Map)</text:span><text:span text:style-name="T34">,</text:span> in<text:line-break/>order to create a slightly different type of array. Each key is unique,<text:line-break/>and corresponds to a single value within the array.</text:p>
      <text:p text:style-name="P5"><text:span text:style-name="Source_20_Text"><text:span text:style-name="T3"><text:line-break/><text:line-break/>&lt;?php</text:span></text:span></text:p>
      <text:p text:style-name="P4"><text:span text:style-name="Source_20_Text"><text:span text:style-name="T6">// define an array<text:line-break/></text:span></text:span><text:span text:style-name="Source_20_Text"><text:span text:style-name="T30">$fruits = array('red' =&gt; 'apple', 'yellow' =&gt; 'banana', 'purple' =&gt;'plum', 'green' =&gt; 'grape')</text:span></text:span><text:span text:style-name="Source_20_Text"><text:span text:style-name="T6">;</text:span></text:span></text:p>
      <text:p text:style-name="P4"><text:a xlink:type="simple" xlink:href="https://devzone.zend.com/manual/function.print-r.php" office:target-frame-name="_blank" xlink:show="new"><text:span text:style-name="Source_20_Text"><text:span text:style-name="T7">print_r</text:span></text:span></text:a><text:span text:style-name="Source_20_Text"><text:span text:style-name="T6">($fruits);</text:span></text:span></text:p>
      <text:p text:style-name="P5"><text:span text:style-name="Source_20_Text"><text:span text:style-name="T3">?&gt;<text:line-break/><text:line-break/></text:span></text:span></text:p>
      <text:p text:style-name="P5"><text:span text:style-name="T9">In this case, </text:span><text:span text:style-name="Source_20_Text"><text:span text:style-name="T4">$fruits</text:span></text:span><text:span text:style-name="T9"> is an array variable containing four key-value<text:line-break/>pairs. (The </text:span><text:span text:style-name="Source_20_Text"><text:span text:style-name="T4">=&gt;</text:span></text:span><text:span text:style-name="T9"> symbol is used to indicate the<text:line-break/>association between a key and its value.) In order<text:line-break/></text:span><text:soft-page-break/><text:span text:style-name="T9">to access the value </text:span><text:span text:style-name="Source_20_Text"><text:span text:style-name="T4">'banana'</text:span></text:span><text:span text:style-name="T9">, you would use the notation</text:span></text:p>
      <text:p text:style-name="P5"><text:span text:style-name="Source_20_Text"><text:span text:style-name="T31">$fruits['yellow']</text:span></text:span><text:span text:style-name="T9">, while the value </text:span><text:span text:style-name="Source_20_Text"><text:span text:style-name="T4">'grape'</text:span></text:span><text:span text:style-name="T9"> would be accessible via the<text:line-break/>notation </text:span><text:span text:style-name="Source_20_Text"><text:span text:style-name="T4">$fruits['green']</text:span></text:span><text:span text:style-name="T9">.</text:span></text:p>
      <text:p text:style-name="P2"><text:span text:style-name="T34">This type of array is sometimes referred to as a “hash” or<text:line-break/>“associative array”. </text:span>If you’ve ever used Perl, you’ll see<text:line-break/>the similarities to the Perl hash variable.</text:p>
      <text:p text:style-name="P7"><text:bookmark text:name="Heading3"/></text:p>
      <text:h text:style-name="P12" text:outline-level="2">Eating Italian</text:h>
      <text:p text:style-name="P5"><text:span text:style-name="T9">The<text:line-break/>simplest was to define an array variable is the </text:span><text:span text:style-name="Source_20_Text"><text:span text:style-name="T4">array()</text:span></text:span><text:span text:style-name="T9"> function.<text:line-break/>Here’s how:</text:span></text:p>
      <text:p text:style-name="P5"><text:span text:style-name="Source_20_Text"><text:span text:style-name="T3"><text:line-break/><text:line-break/>&lt;?php</text:span></text:span></text:p>
      <text:p text:style-name="P4"><text:span text:style-name="Source_20_Text"><text:span text:style-name="T6">// define an array<text:line-break/>$pasta = array('spaghetti', 'penne', 'macaroni');</text:span></text:span></text:p>
      <text:p text:style-name="P4"><text:span text:style-name="Source_20_Text"><text:span text:style-name="T6">?&gt;</text:span></text:span></text:p>
      <text:p text:style-name="P5"><text:span text:style-name="Source_20_Text"><text:span text:style-name="T2"/></text:span></text:p>
      <text:p text:style-name="P2">The rules for choosing an array variable name are the same as those<text:line-break/>for any other PHP variable: it must begin with a letter or underscore,<text:line-break/>and can optionally be followed by more letters, numbers and<text:line-break/>underscores.</text:p>
      <text:p text:style-name="P3">Alternatively, you can define an array by specifying values for each<text:line-break/>element in the index notation, like this:</text:p>
      <text:p text:style-name="P5"><text:span text:style-name="Source_20_Text"><text:span text:style-name="T3"><text:line-break/></text:span></text:span><text:soft-page-break/><text:span text:style-name="Source_20_Text"><text:span text:style-name="T3"><text:line-break/>&lt;?php</text:span></text:span></text:p>
      <text:p text:style-name="P4"><text:span text:style-name="Source_20_Text"><text:span text:style-name="T6">// define an array<text:line-break/></text:span></text:span><text:span text:style-name="Source_20_Text"><text:span text:style-name="T30">$pasta[0] = 'spaghetti';</text:span></text:span></text:p>
      <text:p text:style-name="P4"><text:span text:style-name="Source_20_Text"><text:span text:style-name="T30">$pasta[1] = 'penne';<text:line-break/><text:line-break/>$pasta[2] = 'macaroni';</text:span></text:span></text:p>
      <text:p text:style-name="P4"><text:span text:style-name="Source_20_Text"><text:span text:style-name="T6">?&gt;<text:line-break/></text:span></text:span></text:p>
      <text:p text:style-name="P2">If you’re someone who prefers to use keys rather than default numeric indices, you might<text:line-break/>prefer the following example:</text:p>
      <text:p text:style-name="P5"><text:span text:style-name="Source_20_Text"><text:span text:style-name="T3"><text:line-break/><text:line-break/>&lt;?php</text:span></text:span></text:p>
      <text:p text:style-name="P4"><text:span text:style-name="Source_20_Text"><text:span text:style-name="T6">// define an array<text:line-break/></text:span></text:span><text:span text:style-name="Source_20_Text"><text:span text:style-name="T30">$menu['breakfast'] = 'bacon and eggs';<text:line-break/><text:line-break/>$menu['lunch'] = 'roast beef';</text:span></text:span></text:p>
      <text:p text:style-name="P4"><text:span text:style-name="Source_20_Text"><text:span text:style-name="T30">$menu['dinner'] = 'lasagna';</text:span></text:span></text:p>
      <text:p text:style-name="P5"><text:span text:style-name="Source_20_Text"><text:span text:style-name="T3">?&gt;<text:line-break/><text:line-break/></text:span></text:span></text:p>
      <text:p text:style-name="P5"><text:span text:style-name="T9">You can add elements to the array in a similar manner. For example, if you wanted to add<text:line-break/>the element ‘</text:span><text:span text:style-name="Source_20_Text"><text:span text:style-name="T4">green olives'</text:span></text:span><text:span text:style-name="T9"> to the </text:span><text:span text:style-name="Source_20_Text"><text:span text:style-name="T4">$pizzaToppings</text:span></text:span><text:span text:style-name="T9"> array, you would<text:line-break/></text:span><text:soft-page-break/><text:span text:style-name="T9">use something like this:</text:span></text:p>
      <text:p text:style-name="P5"><text:span text:style-name="Source_20_Text"><text:span text:style-name="T3"><text:line-break/><text:line-break/>&lt;?php</text:span></text:span></text:p>
      <text:p text:style-name="P4"><text:span text:style-name="Source_20_Text"><text:span text:style-name="T30">// add an element to an array<text:line-break/>$pizzaToppings[3] = 'green olives';</text:span></text:span></text:p>
      <text:p text:style-name="P4"><text:span text:style-name="Source_20_Text"><text:span text:style-name="T6">?&gt;<text:line-break/></text:span></text:span></text:p>
      <text:p text:style-name="P5"><text:span text:style-name="T9">In order to modify an element of an array, simply assign a new value<text:line-break/>to the corresponding scalar variable. If you wanted to replace </text:span><text:span text:style-name="Source_20_Text"><text:span text:style-name="T4">'ham'</text:span></text:span><text:span text:style-name="T9"><text:line-break/>with </text:span><text:span text:style-name="Source_20_Text"><text:span text:style-name="T4">'chicken'</text:span></text:span><text:span text:style-name="T9">, you’d use:</text:span></text:p>
      <text:p text:style-name="P5"><text:span text:style-name="Source_20_Text"><text:span text:style-name="T3"><text:line-break/><text:line-break/>&lt;?php</text:span></text:span></text:p>
      <text:p text:style-name="P4"><text:span text:style-name="Source_20_Text"><text:span text:style-name="T6">// modify an array<text:line-break/>$pizzaToppings[4] = 'chicken';</text:span></text:span></text:p>
      <text:p text:style-name="P5"><text:span text:style-name="Source_20_Text"><text:span text:style-name="T3">?&gt;<text:line-break/><text:line-break/></text:span></text:span></text:p>
      <text:p text:style-name="P2">You can do the same using keys. The following statement modifies the element with<text:line-break/>the key ‘lunch’ to a different value:</text:p>
      <text:p text:style-name="P5"><text:span text:style-name="Source_20_Text"><text:span text:style-name="T3"><text:line-break/><text:line-break/>&lt;?php</text:span></text:span></text:p>
      <text:p text:style-name="P4"><text:soft-page-break/><text:span text:style-name="Source_20_Text"><text:span text:style-name="T6">// modify an array<text:line-break/>$menu['lunch'] = 'steak with mashed potatoes';</text:span></text:span></text:p>
      <text:p text:style-name="P5"><text:span text:style-name="Source_20_Text"><text:span text:style-name="T3">?&gt;<text:line-break/><text:line-break/></text:span></text:span></text:p>
      <text:p text:style-name="P7"><text:bookmark text:name="Heading4"/></text:p>
      <text:h text:style-name="P12" text:outline-level="2">Push And Pull</text:h>
      <text:p text:style-name="P5"><text:span text:style-name="T33">You can also add an element to the end of an existing array with the<text:line-break/></text:span><text:span text:style-name="Source_20_Text"><text:span text:style-name="T31">array_push()</text:span></text:span><text:span text:style-name="T33"> function:</text:span></text:p>
      <text:p text:style-name="P4"><text:span text:style-name="Source_20_Text"><text:span text:style-name="T6">&lt;?php</text:span></text:span></text:p>
      <text:p text:style-name="P4"><text:span text:style-name="Source_20_Text"><text:span text:style-name="T6">// define an array<text:line-break/></text:span></text:span><text:span text:style-name="Source_20_Text"><text:span text:style-name="T30">$pasta = array('spaghetti', 'penne', 'macaroni');</text:span></text:span></text:p>
      <text:p text:style-name="P4"><text:span text:style-name="Source_20_Text"><text:span text:style-name="T6">// add an element to the end<text:line-break/><text:line-break/></text:span></text:span><text:a xlink:type="simple" xlink:href="https://devzone.zend.com/manual/function.array-push.php" office:target-frame-name="_blank" xlink:show="new"><text:span text:style-name="Source_20_Text"><text:span text:style-name="T32">array_push</text:span></text:span></text:a><text:span text:style-name="Source_20_Text"><text:span text:style-name="T30">($pasta, 'tagliatelle');</text:span></text:span></text:p>
      <text:p text:style-name="P4"><text:a xlink:type="simple" xlink:href="https://devzone.zend.com/manual/function.print-r.php" office:target-frame-name="_blank" xlink:show="new"><text:span text:style-name="Source_20_Text"><text:span text:style-name="T7">print_r</text:span></text:span></text:a><text:span text:style-name="Source_20_Text"><text:span text:style-name="T6">($pasta);</text:span></text:span></text:p>
      <text:p text:style-name="P5"><text:span text:style-name="Source_20_Text"><text:span text:style-name="T3">?&gt;<text:line-break/><text:line-break/></text:span></text:span></text:p>
      <text:p text:style-name="P6"><text:span text:style-name="T33">And you can remove an element from the end of an array using</text:span><text:span text:style-name="T9"> the interestingly-named<text:line-break/></text:span><text:span text:style-name="Source_20_Text"><text:span text:style-name="T31">array_pop()</text:span></text:span><text:span text:style-name="T33"> function.</text:span></text:p>
      <text:p text:style-name="P5"><text:span text:style-name="Source_20_Text"><text:span text:style-name="T3"><text:line-break/><text:line-break/>&lt;?php</text:span></text:span></text:p>
      <text:p text:style-name="P4"><text:soft-page-break/><text:span text:style-name="Source_20_Text"><text:span text:style-name="T6">// define an array<text:line-break/>$pasta = array('spaghetti', 'penne', 'macaroni');</text:span></text:span></text:p>
      <text:p text:style-name="P4"><text:span text:style-name="Source_20_Text"><text:span text:style-name="T6">// remove an element from the end<text:line-break/><text:line-break/></text:span></text:span><text:a xlink:type="simple" xlink:href="https://devzone.zend.com/manual/function.array-pop.php" office:target-frame-name="_blank" xlink:show="new"><text:span text:style-name="Source_20_Text"><text:span text:style-name="T32">array_pop</text:span></text:span></text:a><text:span text:style-name="Source_20_Text"><text:span text:style-name="T30">($pasta);</text:span></text:span></text:p>
      <text:p text:style-name="P4"><text:a xlink:type="simple" xlink:href="https://devzone.zend.com/manual/function.print-r.php" office:target-frame-name="_blank" xlink:show="new"><text:span text:style-name="Source_20_Text"><text:span text:style-name="T7">print_r</text:span></text:span></text:a><text:span text:style-name="Source_20_Text"><text:span text:style-name="T6">($pasta);</text:span></text:span></text:p>
      <text:p text:style-name="P5"><text:span text:style-name="Source_20_Text"><text:span text:style-name="T3">?&gt;<text:line-break/><text:line-break/></text:span></text:span></text:p>
      <text:p text:style-name="P5"><text:span text:style-name="T33">If you need to pop an element off the top of the array, you can use<text:line-break/>the </text:span><text:span text:style-name="Source_20_Text"><text:span text:style-name="T31">array_shift()</text:span></text:span><text:span text:style-name="T33"> function:</text:span></text:p>
      <text:p text:style-name="P5"><text:span text:style-name="Source_20_Text"><text:span text:style-name="T3"><text:line-break/><text:line-break/>&lt;?php</text:span></text:span></text:p>
      <text:p text:style-name="P4"><text:span text:style-name="Source_20_Text"><text:span text:style-name="T6">// define an array<text:line-break/>$pasta = array('spaghetti', 'penne', 'macaroni');</text:span></text:span></text:p>
      <text:p text:style-name="P4"><text:span text:style-name="Source_20_Text"><text:span text:style-name="T6">// take an element off the top<text:line-break/><text:line-break/></text:span></text:span><text:a xlink:type="simple" xlink:href="https://devzone.zend.com/manual/function.array-shift.php" office:target-frame-name="_blank" xlink:show="new"><text:span text:style-name="Source_20_Text"><text:span text:style-name="T32">array_shift</text:span></text:span></text:a><text:span text:style-name="Source_20_Text"><text:span text:style-name="T30">($pasta);</text:span></text:span></text:p>
      <text:p text:style-name="P4"><text:a xlink:type="simple" xlink:href="https://devzone.zend.com/manual/function.print-r.php" office:target-frame-name="_blank" xlink:show="new"><text:span text:style-name="Source_20_Text"><text:span text:style-name="T7">print_r</text:span></text:span></text:a><text:span text:style-name="Source_20_Text"><text:span text:style-name="T6">($pasta);</text:span></text:span></text:p>
      <text:p text:style-name="P5"><text:span text:style-name="Source_20_Text"><text:span text:style-name="T3">?&gt;<text:line-break/><text:line-break/></text:span></text:span></text:p>
      <text:p text:style-name="P5"><text:span text:style-name="T33">And the </text:span><text:span text:style-name="Source_20_Text"><text:span text:style-name="T31">array_unshift()</text:span></text:span><text:span text:style-name="T33"> function</text:span><text:span text:style-name="T9"><text:line-break/>takes care of </text:span><text:span text:style-name="T33">adding elements to the beginning of the array.</text:span></text:p>
      <text:p text:style-name="P5"><text:soft-page-break/><text:span text:style-name="Source_20_Text"><text:span text:style-name="T3"><text:line-break/><text:line-break/>&lt;?php</text:span></text:span></text:p>
      <text:p text:style-name="P4"><text:span text:style-name="Source_20_Text"><text:span text:style-name="T6">// define an array<text:line-break/>$pasta = array('spaghetti', 'penne', 'macaroni');</text:span></text:span></text:p>
      <text:p text:style-name="P4"><text:span text:style-name="Source_20_Text"><text:span text:style-name="T6">// add an element to the beginning<text:line-break/><text:line-break/></text:span></text:span><text:a xlink:type="simple" xlink:href="https://devzone.zend.com/manual/function.array-unshift.php" office:target-frame-name="_blank" xlink:show="new"><text:span text:style-name="Source_20_Text"><text:span text:style-name="T32">array_unshift</text:span></text:span></text:a><text:span text:style-name="Source_20_Text"><text:span text:style-name="T30">($pasta, 'tagliatelle');</text:span></text:span></text:p>
      <text:p text:style-name="P4"><text:a xlink:type="simple" xlink:href="https://devzone.zend.com/manual/function.print-r.php" office:target-frame-name="_blank" xlink:show="new"><text:span text:style-name="Source_20_Text"><text:span text:style-name="T7">print_r</text:span></text:span></text:a><text:span text:style-name="Source_20_Text"><text:span text:style-name="T6">($pasta);</text:span></text:span></text:p>
      <text:p text:style-name="P5"><text:span text:style-name="Source_20_Text"><text:span text:style-name="T3">?&gt;<text:line-break/><text:line-break/></text:span></text:span></text:p>
      <text:p text:style-name="P5"><text:span text:style-name="T33">The </text:span><text:span text:style-name="Source_20_Text"><text:span text:style-name="T31">array_push()</text:span></text:span><text:span text:style-name="T33"> and </text:span><text:span text:style-name="Source_20_Text"><text:span text:style-name="T31">array_unshift()</text:span></text:span><text:span text:style-name="T33"> functions don’t work with associative arrays; to add elements to these arrays, it’s better to use the $arr[$key] = $value notation to add new values to the array.</text:span></text:p>
      <text:p text:style-name="P5"><text:span text:style-name="T33">The </text:span><text:span text:style-name="Source_20_Text"><text:span text:style-name="T31">explode()</text:span></text:span><text:span text:style-name="T33"> function splits a string into smaller components, based on a user-specified delimiter, and returns the pieces as elements as an array.</text:span></text:p>
      <text:p text:style-name="P5"><text:span text:style-name="Source_20_Text"><text:span text:style-name="T3"><text:line-break/><text:line-break/>&lt;?php</text:span></text:span></text:p>
      <text:p text:style-name="P4"><text:span text:style-name="Source_20_Text"><text:span text:style-name="T6">// define CSV string<text:line-break/></text:span></text:span><text:span text:style-name="Source_20_Text"><text:span text:style-name="T30">$str = 'red, blue, green, yellow';</text:span></text:span></text:p>
      <text:p text:style-name="P4"><text:span text:style-name="Source_20_Text"><text:span text:style-name="T6">// split into individual words<text:line-break/><text:line-break/></text:span></text:span><text:span text:style-name="Source_20_Text"><text:span text:style-name="T30">$colors = </text:span></text:span><text:a xlink:type="simple" xlink:href="https://devzone.zend.com/manual/function.explode.php" office:target-frame-name="_blank" xlink:show="new"><text:span text:style-name="Source_20_Text"><text:span text:style-name="T32">explode</text:span></text:span></text:a><text:span text:style-name="Source_20_Text"><text:span text:style-name="T30">(', ', $str);</text:span></text:span></text:p>
      <text:p text:style-name="P4"><text:soft-page-break/><text:a xlink:type="simple" xlink:href="https://devzone.zend.com/manual/function.print-r.php" office:target-frame-name="_blank" xlink:show="new"><text:span text:style-name="Source_20_Text"><text:span text:style-name="T7">print_r</text:span></text:span></text:a><text:span text:style-name="Source_20_Text"><text:span text:style-name="T6">($colors);</text:span></text:span></text:p>
      <text:p text:style-name="P5"><text:span text:style-name="Source_20_Text"><text:span text:style-name="T3">?&gt;<text:line-break/><text:line-break/></text:span></text:span></text:p>
      <text:p text:style-name="P5"><text:span text:style-name="T33">To do the reverse, you can use the </text:span><text:span text:style-name="Source_20_Text"><text:span text:style-name="T31">implode()</text:span></text:span><text:span text:style-name="T33"> function</text:span><text:span text:style-name="T9">, which creates<text:line-break/>a single string from all the elements of an array by joining them<text:line-break/>together with a user-defined delimiter. Reversing the example above, we<text:line-break/>have:</text:span></text:p>
      <text:p text:style-name="P5"><text:span text:style-name="Source_20_Text"><text:span text:style-name="T3"><text:line-break/><text:line-break/>&lt;?php</text:span></text:span></text:p>
      <text:p text:style-name="P4"><text:span text:style-name="Source_20_Text"><text:span text:style-name="T6">// define array<text:line-break/></text:span></text:span><text:span text:style-name="Source_20_Text"><text:span text:style-name="T30">$colors = array ('red', 'blue', 'green', 'yellow');</text:span></text:span></text:p>
      <text:p text:style-name="P4"><text:span text:style-name="Source_20_Text"><text:span text:style-name="T6">// join into single string with 'and'<text:line-break/><text:line-break/></text:span></text:span><text:span text:style-name="Source_20_Text"><text:span text:style-name="T30">// returns 'red and blue and green and yellow'</text:span></text:span><text:span text:style-name="Source_20_Text"><text:span text:style-name="T6"><text:line-break/><text:line-break/></text:span></text:span><text:span text:style-name="Source_20_Text"><text:span text:style-name="T30">$str = </text:span></text:span><text:a xlink:type="simple" xlink:href="https://devzone.zend.com/manual/function.implode.php" office:target-frame-name="_blank" xlink:show="new"><text:span text:style-name="Source_20_Text"><text:span text:style-name="T32">implode</text:span></text:span></text:a><text:span text:style-name="Source_20_Text"><text:span text:style-name="T30">(' and ', $colors);</text:span></text:span></text:p>
      <text:p text:style-name="P4"><text:span text:style-name="Source_20_Text"><text:span text:style-name="T5">print </text:span></text:span><text:span text:style-name="Source_20_Text"><text:span text:style-name="T6">$str;</text:span></text:span></text:p>
      <text:p text:style-name="P4"><text:span text:style-name="Source_20_Text"><text:span text:style-name="T6">?&gt;</text:span></text:span></text:p>
      <text:p text:style-name="P5"><text:span text:style-name="Source_20_Text"><text:span text:style-name="T2"/></text:span></text:p>
      <text:p text:style-name="P5"><text:span text:style-name="T9">Finally, the two examples below show how the </text:span><text:span text:style-name="Source_20_Text"><text:span text:style-name="T4">sort()</text:span></text:span><text:span text:style-name="T9"> and<text:line-break/></text:span><text:span text:style-name="Source_20_Text"><text:span text:style-name="T4">rsort()</text:span></text:span><text:span text:style-name="T9">functions can be used to sort an array alphabetically (or<text:line-break/>numerically), in ascending and descending order respectively:</text:span></text:p>
      <text:p text:style-name="P5"><text:span text:style-name="Source_20_Text"><text:span text:style-name="T3"><text:line-break/></text:span></text:span><text:soft-page-break/><text:span text:style-name="Source_20_Text"><text:span text:style-name="T3"><text:line-break/>&lt;?php</text:span></text:span></text:p>
      <text:p text:style-name="P4"><text:span text:style-name="Source_20_Text"><text:span text:style-name="T6">// define an array<text:line-break/>$pasta = array('spaghetti', 'penne', 'macaroni');</text:span></text:span></text:p>
      <text:p text:style-name="P4"><text:span text:style-name="Source_20_Text"><text:span text:style-name="T30">// returns the array sorted alphabetically</text:span></text:span><text:span text:style-name="Source_20_Text"><text:span text:style-name="T6"><text:line-break/><text:line-break/></text:span></text:span><text:a xlink:type="simple" xlink:href="https://devzone.zend.com/manual/function.sort.php" office:target-frame-name="_blank" xlink:show="new"><text:span text:style-name="Source_20_Text"><text:span text:style-name="T32">sort</text:span></text:span></text:a><text:span text:style-name="Source_20_Text"><text:span text:style-name="T30">($pasta);</text:span></text:span><text:span text:style-name="Source_20_Text"><text:span text:style-name="T6"><text:line-break/><text:line-break/></text:span></text:span><text:a xlink:type="simple" xlink:href="https://devzone.zend.com/manual/function.print-r.php" office:target-frame-name="_blank" xlink:show="new"><text:span text:style-name="Source_20_Text"><text:span text:style-name="T7">print_r</text:span></text:span></text:a><text:span text:style-name="Source_20_Text"><text:span text:style-name="T6">($pasta);<text:line-break/><text:line-break/>print "&lt;br /&gt;";</text:span></text:span></text:p>
      <text:p text:style-name="P4"><text:span text:style-name="Source_20_Text"><text:span text:style-name="T30">// returns the array sorted alphabetically in reverse</text:span></text:span></text:p>
      <text:p text:style-name="P4"><text:a xlink:type="simple" xlink:href="https://devzone.zend.com/manual/function.rsort.php" office:target-frame-name="_blank" xlink:show="new"><text:span text:style-name="Source_20_Text"><text:span text:style-name="T32">rsort</text:span></text:span></text:a><text:span text:style-name="Source_20_Text"><text:span text:style-name="T30">($pasta);</text:span></text:span><text:span text:style-name="Source_20_Text"><text:span text:style-name="T6"><text:line-break/><text:line-break/></text:span></text:span><text:a xlink:type="simple" xlink:href="https://devzone.zend.com/manual/function.print-r.php" office:target-frame-name="_blank" xlink:show="new"><text:span text:style-name="Source_20_Text"><text:span text:style-name="T7">print_r</text:span></text:span></text:a><text:span text:style-name="Source_20_Text"><text:span text:style-name="T6">($pasta);</text:span></text:span></text:p>
      <text:p text:style-name="P5"><text:span text:style-name="Source_20_Text"><text:span text:style-name="T3">?&gt;<text:line-break/><text:line-break/></text:span></text:span></text:p>
      <text:p text:style-name="P7"><text:bookmark text:name="Heading5"/></text:p>
      <text:h text:style-name="P12" text:outline-level="2">Looping the Loop</text:h>
      <text:p text:style-name="P2">So that takes care of putting data inside an array. Now, how about<text:line-break/>getting it out?</text:p>
      <text:p text:style-name="P4"><text:span text:style-name="T9">Retrieving data from an array is pretty simple: all you<text:line-break/>need to do is access the appropriate element of the array using its<text:line-break/>index number. To read an entire array you<text:line-break/>simply loop over it, using any of the loop constructs you learned about<text:line-break/></text:span><text:soft-page-break/><text:span text:style-name="T9">in </text:span><text:a xlink:type="simple" xlink:href="https://devzone.zend.com/article/628"><text:span text:style-name="T8">Part Three</text:span></text:a><text:span text:style-name="T9"> of this tutorial.</text:span></text:p>
      <text:p text:style-name="P2">How about a quick example?</text:p>
      <text:p text:style-name="P5"><text:span text:style-name="Source_20_Text"><text:span text:style-name="T3"><text:line-break/><text:line-break/>&lt;html&gt;<text:line-break/><text:line-break/>&lt;head&gt;&lt;/head&gt;<text:line-break/>&lt;body&gt;</text:span></text:span></text:p>
      <text:p text:style-name="P4"><text:span text:style-name="Source_20_Text"><text:span text:style-name="T5">My favourite bands are:<text:line-break/><text:line-break/>&lt;ul&gt;</text:span></text:span></text:p>
      <text:p text:style-name="P4"><text:span text:style-name="Source_20_Text"><text:span text:style-name="T6">&lt;?php</text:span></text:span></text:p>
      <text:p text:style-name="P4"><text:span text:style-name="Source_20_Text"><text:span text:style-name="T6">// define array<text:line-break/><text:line-break/></text:span></text:span><text:span text:style-name="Source_20_Text"><text:span text:style-name="T30">$artists = array('Metallica', 'Evanescence', 'Linkin Park', 'Guns n Roses');</text:span></text:span></text:p>
      <text:p text:style-name="P4"><text:span text:style-name="Source_20_Text"><text:span text:style-name="T6">// loop over it and print array elements<text:line-break/><text:line-break/></text:span></text:span><text:span text:style-name="Source_20_Text"><text:span text:style-name="T30">for ($x = 0; $x &lt; </text:span></text:span><text:a xlink:type="simple" xlink:href="https://devzone.zend.com/manual/function.sizeof.php" office:target-frame-name="_blank" xlink:show="new"><text:span text:style-name="Source_20_Text"><text:span text:style-name="T32">sizeof</text:span></text:span></text:a><text:span text:style-name="Source_20_Text"><text:span text:style-name="T30">($artists); $x++) {</text:span></text:span><text:span text:style-name="Source_20_Text"><text:span text:style-name="T6"><text:line-break/><text:line-break/> </text:span></text:span><text:span text:style-name="Source_20_Text"><text:span text:style-name="T30">   echo '&lt;li&gt;'.$artists[$x];</text:span></text:span></text:p>
      <text:p text:style-name="P4"><text:span text:style-name="Source_20_Text"><text:span text:style-name="T5">}</text:span></text:span></text:p>
      <text:p text:style-name="P4"><text:span text:style-name="Source_20_Text"><text:span text:style-name="T6">?&gt;</text:span></text:span></text:p>
      <text:p text:style-name="P5"><text:span text:style-name="Source_20_Text"><text:span text:style-name="T4">&lt;/ul&gt;<text:line-break/><text:line-break/>&lt;/body&gt;<text:line-break/></text:span></text:span><text:soft-page-break/><text:span text:style-name="Source_20_Text"><text:span text:style-name="T4"><text:line-break/>&lt;/html&gt;<text:line-break/></text:span></text:span></text:p>
      <text:p text:style-name="P2">When you run this script, here’s what you’ll see:</text:p>
      <text:p text:style-name="P8">My favourite bands are:</text:p>
      <text:list xml:id="list735894706177942893" text:style-name="L1">
        <text:list-item>
          <text:p text:style-name="P9">Metallica</text:p>
        </text:list-item>
        <text:list-item>
          <text:p text:style-name="P9">Evanescence</text:p>
        </text:list-item>
        <text:list-item>
          <text:p text:style-name="P9">Linkin Park</text:p>
        </text:list-item>
        <text:list-item>
          <text:p text:style-name="P9">Guns n Roses</text:p>
        </text:list-item>
      </text:list>
      <text:p text:style-name="P5"><text:span text:style-name="T9">In this case, I’ve defined an array, and then used the </text:span><text:span text:style-name="Source_20_Text"><text:span text:style-name="T4">for()</text:span></text:span><text:span text:style-name="T9"> loop<text:line-break/>to: run through it, extract the elements using<text:line-break/>the index notation, and display them one after the other.</text:span></text:p>
      <text:p text:style-name="P5"><text:span text:style-name="T9">I’ll draw your attention here to the </text:span><text:span text:style-name="Source_20_Text"><text:span text:style-name="T4">sizeof()</text:span></text:span><text:span text:style-name="T9"> function. This<text:line-break/>function is one of the most important and commonly used array<text:line-break/>functions. It returns<text:line-break/>the size of (read: number of elements within) the array. It is mostly<text:line-break/>used in loop counters to ensure that the loop iterates as many times as<text:line-break/>there are elements in the array.</text:span></text:p>
      <text:p text:style-name="P5"><text:span text:style-name="T33">If you’re using an associative array, the </text:span><text:span text:style-name="Source_20_Text"><text:span text:style-name="T31">array_keys()</text:span></text:span><text:span text:style-name="T33"> and<text:line-break/></text:span><text:span text:style-name="Source_20_Text"><text:span text:style-name="T31">array_values()</text:span></text:span><text:span text:style-name="T33">functions come in handy, to get a<text:line-break/>list of all the keys and values within the array.</text:span></text:p>
      <text:p text:style-name="P4"><text:span text:style-name="Source_20_Text"><text:span text:style-name="T6">&lt;?php</text:span></text:span></text:p>
      <text:p text:style-name="P4"><text:span text:style-name="Source_20_Text"><text:span text:style-name="T6">// define an array<text:line-break/>$menu = array('breakfast' =&gt; 'bacon and eggs', 'lunch' =&gt; 'roast </text:span></text:span><text:soft-page-break/><text:span text:style-name="Source_20_Text"><text:span text:style-name="T6">beef','dinner' =&gt; 'lasagna');</text:span></text:span></text:p>
      <text:p text:style-name="P4"><text:span text:style-name="Source_20_Text"><text:span text:style-name="T6">/* returns the array ('breakfast', 'lunch', 'dinner') with numeric indices */<text:line-break/><text:line-break/></text:span></text:span><text:span text:style-name="Source_20_Text"><text:span text:style-name="T30">$result = </text:span></text:span><text:a xlink:type="simple" xlink:href="https://devzone.zend.com/manual/function.array-keys.php" office:target-frame-name="_blank" xlink:show="new"><text:span text:style-name="Source_20_Text"><text:span text:style-name="T32">array_keys</text:span></text:span></text:a><text:span text:style-name="Source_20_Text"><text:span text:style-name="T30">($menu);</text:span></text:span><text:span text:style-name="Source_20_Text"><text:span text:style-name="T6"><text:line-break/><text:line-break/></text:span></text:span><text:a xlink:type="simple" xlink:href="https://devzone.zend.com/manual/function.print-r.php" office:target-frame-name="_blank" xlink:show="new"><text:span text:style-name="Source_20_Text"><text:span text:style-name="T7">print_r</text:span></text:span></text:a><text:span text:style-name="Source_20_Text"><text:span text:style-name="T6">($result);<text:line-break/><text:line-break/>print "&lt;br /&gt;";</text:span></text:span></text:p>
      <text:p text:style-name="P4"><text:span text:style-name="Source_20_Text"><text:span text:style-name="T6">/* returns the array ('bacon and eggs', 'roast beef', 'lasagna') with numeric indices */<text:line-break/><text:line-break/></text:span></text:span><text:span text:style-name="Source_20_Text"><text:span text:style-name="T30">$result = </text:span></text:span><text:a xlink:type="simple" xlink:href="https://devzone.zend.com/manual/function.array-values.php" office:target-frame-name="_blank" xlink:show="new"><text:span text:style-name="Source_20_Text"><text:span text:style-name="T32">array_values</text:span></text:span></text:a><text:span text:style-name="Source_20_Text"><text:span text:style-name="T30">($menu);</text:span></text:span><text:span text:style-name="Source_20_Text"><text:span text:style-name="T6"><text:line-break/><text:line-break/></text:span></text:span><text:a xlink:type="simple" xlink:href="https://devzone.zend.com/manual/function.print-r.php" office:target-frame-name="_blank" xlink:show="new"><text:span text:style-name="Source_20_Text"><text:span text:style-name="T7">print_r</text:span></text:span></text:a><text:span text:style-name="Source_20_Text"><text:span text:style-name="T6">($result);</text:span></text:span></text:p>
      <text:p text:style-name="P4"><text:span text:style-name="Source_20_Text"><text:span text:style-name="T6">?&gt;<text:line-break/></text:span></text:span></text:p>
      <text:p text:style-name="P7"><text:bookmark text:name="Heading6"/></text:p>
      <text:h text:style-name="P12" text:outline-level="2">What’s That Noise?</text:h>
      <text:p text:style-name="P5"><text:span text:style-name="T9">There is, however, a simpler way of extracting all the elements of<text:line-break/>an array. PHP 4.0 introduced a spanking-new loop type designed specifically<text:line-break/>for the purpose of iterating over an array: the </text:span><text:span text:style-name="Source_20_Text"><text:span text:style-name="T4">foreach()</text:span></text:span><text:span text:style-name="T9"> loop.<text:line-break/>(It is similar in syntax to the Perl construct of the same name.) Here’s what it looks like:</text:span></text:p>
      <text:p text:style-name="P5"><text:span text:style-name="Source_20_Text"><text:span text:style-name="T3"><text:line-break/><text:line-break/>foreach ($array as $temp) {<text:line-break/></text:span></text:span><text:soft-page-break/><text:span text:style-name="Source_20_Text"><text:span text:style-name="T3"><text:line-break/>    do this!<text:line-break/><text:line-break/>}</text:span></text:span></text:p>
      <text:p text:style-name="P5"><text:span text:style-name="T9">A </text:span><text:span text:style-name="Source_20_Text"><text:span text:style-name="T4">foreach()</text:span></text:span><text:span text:style-name="T9"> loop runs once for each element of the array passed to<text:line-break/>it as argument, moving forward through the array on each iteration.<text:line-break/>Unlike a </text:span><text:span text:style-name="Source_20_Text"><text:span text:style-name="T4">for()</text:span></text:span><text:span text:style-name="T9"> loop, it doesn’t need a counter or a call to<text:line-break/></text:span><text:span text:style-name="Source_20_Text"><text:span text:style-name="T4">sizeof()</text:span></text:span><text:span text:style-name="T9">, because it keeps track of its position in<text:line-break/>the array automatically. On each run, the statements within the curly<text:line-break/>braces are executed, and the currently-selected array element is made<text:line-break/>available through a temporary loop variable.</text:span></text:p>
      <text:p text:style-name="P5"><text:span text:style-name="T9">To better understand how this works, consider this rewrite of the<text:line-break/>previous example, using the </text:span><text:span text:style-name="Source_20_Text"><text:span text:style-name="T4">foreach()</text:span></text:span><text:span text:style-name="T9"> loop:</text:span></text:p>
      <text:p text:style-name="P5"><text:span text:style-name="Source_20_Text"><text:span text:style-name="T3"><text:line-break/><text:line-break/>&lt;html&gt;<text:line-break/><text:line-break/>&lt;head&gt;&lt;/head&gt;<text:line-break/>&lt;body&gt;<text:line-break/><text:line-break/>My favourite bands are:<text:line-break/><text:line-break/>&lt;ul&gt;</text:span></text:span></text:p>
      <text:p text:style-name="P4"><text:soft-page-break/><text:span text:style-name="Source_20_Text"><text:span text:style-name="T6">&lt;?php</text:span></text:span></text:p>
      <text:p text:style-name="P4"><text:span text:style-name="Source_20_Text"><text:span text:style-name="T6">// define array<text:line-break/><text:line-break/></text:span></text:span><text:span text:style-name="Source_20_Text"><text:span text:style-name="T30">$artists = array('Metallica', 'Evanescence', 'Linkin Park', 'Guns n Roses');</text:span></text:span></text:p>
      <text:p text:style-name="P4"><text:span text:style-name="Source_20_Text"><text:span text:style-name="T6">// loop over it<text:line-break/><text:line-break/>// print array elements<text:line-break/><text:line-break/></text:span></text:span><text:span text:style-name="Source_20_Text"><text:span text:style-name="T30">foreach ($artists as $a) {</text:span></text:span><text:span text:style-name="Source_20_Text"><text:span text:style-name="T6"><text:line-break/><text:line-break/></text:span></text:span><text:span text:style-name="Source_20_Text"><text:span text:style-name="T30">    echo '&lt;li&gt;'.$a;</text:span></text:span><text:span text:style-name="Source_20_Text"><text:span text:style-name="T6"><text:line-break/><text:line-break/>}</text:span></text:span></text:p>
      <text:p text:style-name="P4"><text:span text:style-name="Source_20_Text"><text:span text:style-name="T6">?&gt;</text:span></text:span></text:p>
      <text:p text:style-name="P5"><text:span text:style-name="Source_20_Text"><text:span text:style-name="T4">&lt;/ul&gt;<text:line-break/><text:line-break/>&lt;/body&gt;<text:line-break/><text:line-break/>&lt;/html&gt;<text:line-break/></text:span></text:span></text:p>
      <text:p text:style-name="P5"><text:span text:style-name="T9">Each time the loop executes, it places the currently-selected array<text:line-break/>element in the temporary variable </text:span><text:span text:style-name="Source_20_Text"><text:span text:style-name="T4">$a</text:span></text:span><text:span text:style-name="T9">. This<text:line-break/>variable can then be used by the statements inside the loop block.<text:line-break/>Since a </text:span><text:span text:style-name="Source_20_Text"><text:span text:style-name="T4">foreach()</text:span></text:span><text:span text:style-name="T9"> loop doesn’t need a counter to keep track of where it<text:line-break/></text:span><text:soft-page-break/><text:span text:style-name="T9">is in the array, it is lower-maintenance and also much easier to<text:line-break/>read than a standard </text:span><text:span text:style-name="Source_20_Text"><text:span text:style-name="T4">for()</text:span></text:span><text:span text:style-name="T9"> loop. Oh yeah… and it also<text:line-break/>works with associative arrays, with no extra programming needed.</text:span></text:p>
      <text:p text:style-name="P7"><text:bookmark text:name="Heading7"/></text:p>
      <text:h text:style-name="P12" text:outline-level="2">Music for the Masses</text:h>
      <text:p text:style-name="P2">In addition to their obvious uses, arrays and loops also come in<text:line-break/>handy when processing forms in PHP. For example, if you have a group of<text:line-break/>related checkboxes or a multi-select list, you can use an array to<text:line-break/>capture all the selected form values in a single variable,<text:line-break/>to<text:line-break/>simplify processing. Consider the<text:line-break/>following example, which illustrates this:</text:p>
      <text:p text:style-name="P5"><text:span text:style-name="Source_20_Text"><text:span text:style-name="T3"><text:line-break/><text:line-break/>&lt;html&gt;<text:line-break/><text:line-break/>&lt;head&gt;&lt;/head&gt;<text:line-break/>&lt;body&gt;</text:span></text:span></text:p>
      <text:p text:style-name="P4"><text:span text:style-name="Source_20_Text"><text:span text:style-name="T6">&lt;?php<text:line-break/><text:line-break/>// check for submit</text:span></text:span></text:p>
      <text:p text:style-name="P4"><text:span text:style-name="Source_20_Text"><text:span text:style-name="T6">if (!isset($_POST['submit'])) {<text:line-break/><text:line-break/>    // and display form<text:line-break/><text:line-break/></text:span></text:span><text:soft-page-break/><text:span text:style-name="Source_20_Text"><text:span text:style-name="T6">    ?&gt;</text:span></text:span></text:p>
      <text:p text:style-name="P4"><text:span text:style-name="Source_20_Text"><text:span text:style-name="T10">    </text:span></text:span><text:span text:style-name="Source_20_Text"><text:span text:style-name="T5">&lt;form action="</text:span></text:span><text:span text:style-name="Source_20_Text"><text:span text:style-name="T6">&lt;?php echo $_SERVER['PHP_SELF']; ?&gt;</text:span></text:span><text:span text:style-name="Source_20_Text"><text:span text:style-name="T5">" method="POST"&gt;</text:span></text:span></text:p>
      <text:p text:style-name="P4"><text:span text:style-name="Source_20_Text"><text:span text:style-name="T10">    </text:span></text:span><text:span text:style-name="Source_20_Text"><text:span text:style-name="T5">&lt;input type="checkbox" name="artist[]" value="Bon Jovi"&gt;Bon Jovi<text:line-break/><text:line-break/>    &lt;input type="checkbox" name="artist[]" value="N'Sync"&gt;N'Sync<text:line-break/><text:line-break/>    &lt;input type="checkbox" name="artist[]" value="Boyzone"&gt;Boyzone<text:line-break/><text:line-break/>    &lt;input type="checkbox" name="artist[]" value="Britney Spears"&gt;Britney Spears<text:line-break/><text:line-break/>    &lt;input type="checkbox" name="artist[]" value="Jethro Tull"&gt;Jethro Tull<text:line-break/><text:line-break/>    &lt;input type="checkbox" name="artist[]" value="Crosby, Stills &amp; Nash"&gt;Crosby, Stills &amp; Nash<text:line-break/><text:line-break/>    &lt;input type="submit" name="submit" value="Select"&gt;</text:span></text:span></text:p>
      <text:p text:style-name="P4"><text:span text:style-name="Source_20_Text"><text:span text:style-name="T10">    </text:span></text:span><text:span text:style-name="Source_20_Text"><text:span text:style-name="T5">&lt;/form&gt;</text:span></text:span></text:p>
      <text:p text:style-name="P4"><text:span text:style-name="Source_20_Text"><text:span text:style-name="T6">&lt;?php<text:line-break/><text:line-break/>    }<text:line-break/><text:line-break/>else {<text:line-break/></text:span></text:span><text:soft-page-break/><text:span text:style-name="Source_20_Text"><text:span text:style-name="T6"><text:line-break/>    // or display the selected artists<text:line-break/><text:line-break/>    // use a foreach loop to read and display array elements<text:line-break/><text:line-break/>    if (</text:span></text:span><text:a xlink:type="simple" xlink:href="https://devzone.zend.com/manual/function.is-array.php" office:target-frame-name="_blank" xlink:show="new"><text:span text:style-name="Source_20_Text"><text:span text:style-name="T7">is_array</text:span></text:span></text:a><text:span text:style-name="Source_20_Text"><text:span text:style-name="T6">($_POST['artist'])) {<text:line-break/><text:line-break/>        echo 'You selected: &lt;br /&gt;';</text:span></text:span></text:p>
      <text:p text:style-name="P4"><text:span text:style-name="Source_20_Text"><text:span text:style-name="T10">        </text:span></text:span><text:span text:style-name="Source_20_Text"><text:span text:style-name="T5">foreach (</text:span></text:span><text:span text:style-name="Source_20_Text"><text:span text:style-name="T6">$_POST['artist'] as $a) {<text:line-break/><text:line-break/>           echo "&lt;i&gt;$a&lt;/i&gt;&lt;br /&gt;";<text:line-break/><text:line-break/>            }<text:line-break/><text:line-break/>        }</text:span></text:span></text:p>
      <text:p text:style-name="P4"><text:span text:style-name="Source_20_Text"><text:span text:style-name="T10">    </text:span></text:span><text:span text:style-name="Source_20_Text"><text:span text:style-name="T5">else {<text:line-break/><text:line-break/>        echo </text:span></text:span><text:span text:style-name="Source_20_Text"><text:span text:style-name="T6">'Nothing selected';<text:line-break/><text:line-break/>    }<text:line-break/><text:line-break/>}<text:line-break/><text:line-break/>?&gt;</text:span></text:span></text:p>
      <text:p text:style-name="P5"><text:span text:style-name="Source_20_Text"><text:span text:style-name="T4">&lt;/body&gt;<text:line-break/><text:line-break/></text:span></text:span><text:soft-page-break/><text:span text:style-name="Source_20_Text"><text:span text:style-name="T4">&lt;/html&gt;<text:line-break/></text:span></text:span></text:p>
      <text:p text:style-name="P5"><text:span text:style-name="T9">When the above form is submitted, PHP will<text:line-break/>automatically create an array variable, and populate it with the items<text:line-break/>selected. This array can then be processed with a </text:span><text:span text:style-name="Source_20_Text"><text:span text:style-name="T4">foreach()</text:span></text:span><text:span text:style-name="T9"> loop, and<text:line-break/>the selected items retrieved from it.</text:span></text:p>
      <text:p text:style-name="P4"><text:span text:style-name="T9">You can do this with a multi-select list also, simply by using array<text:line-break/>notation in the select control’s “name” attribute. Try it out for<text:line-break/>yourself and see… and make sure you tune in for<text:line-break/></text:span><text:a xlink:type="simple" xlink:href="https://devzone.zend.com/article/636"><text:span text:style-name="T8">the next PHP 101 tutorial</text:span></text:a><text:span text:style-name="T9">, same time, same channel.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Consolas" svg:font-family="Consolas, Monaco, 'Lucida Console', monospace"/>
    <style:font-face style:name="Open Sans" svg:font-family="'Open Sans', Arial, Verdana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1T22:29:09.627485119</meta:creation-date>
    <meta:generator>LibreOffice/4.2.8.2$Linux_X86_64 LibreOffice_project/420m0$Build-2</meta:generator>
    <dc:date>2016-08-20T22:10:03.350855195</dc:date>
    <meta:editing-duration>PT28M24S</meta:editing-duration>
    <meta:editing-cycles>11</meta:editing-cycles>
    <meta:document-statistic meta:table-count="0" meta:image-count="0" meta:object-count="0" meta:page-count="20" meta:paragraph-count="151" meta:word-count="1969" meta:character-count="12384" meta:non-whitespace-character-count="10310"/>
  </office:meta>
</office:document-meta>
</file>